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79b2" officeooo:paragraph-rsid="001f79b2"/>
    </style:style>
    <style:style style:name="P2" style:family="paragraph" style:parent-style-name="Standard">
      <style:text-properties officeooo:rsid="001f79b2" officeooo:paragraph-rsid="00228974"/>
    </style:style>
    <style:style style:name="P3" style:family="paragraph" style:parent-style-name="Standard">
      <style:text-properties officeooo:rsid="001f79b2" officeooo:paragraph-rsid="0023b197"/>
    </style:style>
    <style:style style:name="P4" style:family="paragraph" style:parent-style-name="Standard">
      <style:text-properties officeooo:rsid="001f79b2" officeooo:paragraph-rsid="002622af"/>
    </style:style>
    <style:style style:name="P5" style:family="paragraph" style:parent-style-name="Standard">
      <style:text-properties officeooo:rsid="001f79b2" officeooo:paragraph-rsid="002b639b"/>
    </style:style>
    <style:style style:name="P6" style:family="paragraph" style:parent-style-name="Standard">
      <style:text-properties officeooo:rsid="001f79b2" officeooo:paragraph-rsid="002f1634"/>
    </style:style>
    <style:style style:name="P7" style:family="paragraph" style:parent-style-name="Standard">
      <style:text-properties officeooo:rsid="001f79b2" officeooo:paragraph-rsid="0030d11a"/>
    </style:style>
    <style:style style:name="P8" style:family="paragraph" style:parent-style-name="Standard">
      <style:text-properties officeooo:rsid="001f79b2" officeooo:paragraph-rsid="00324a40"/>
    </style:style>
    <style:style style:name="P9" style:family="paragraph" style:parent-style-name="Standard">
      <style:text-properties officeooo:rsid="001f79b2" officeooo:paragraph-rsid="003396ce"/>
    </style:style>
    <style:style style:name="P10" style:family="paragraph" style:parent-style-name="Standard">
      <style:text-properties fo:font-weight="bold" officeooo:rsid="001f79b2" officeooo:paragraph-rsid="001f79b2" style:font-weight-asian="bold" style:font-weight-complex="bold"/>
    </style:style>
    <style:style style:name="P11" style:family="paragraph" style:parent-style-name="Standard">
      <style:text-properties fo:font-weight="bold" officeooo:rsid="001f79b2" officeooo:paragraph-rsid="0020d0d1" style:font-weight-asian="bold" style:font-weight-complex="bold"/>
    </style:style>
    <style:style style:name="P12" style:family="paragraph" style:parent-style-name="Standard">
      <style:text-properties fo:font-weight="bold" officeooo:rsid="001f79b2" officeooo:paragraph-rsid="002622af" style:font-weight-asian="bold" style:font-weight-complex="bold"/>
    </style:style>
    <style:style style:name="P13" style:family="paragraph" style:parent-style-name="Standard">
      <style:text-properties fo:font-weight="bold" officeooo:rsid="001f79b2" officeooo:paragraph-rsid="003396ce" style:font-weight-asian="bold" style:font-weight-complex="bold"/>
    </style:style>
    <style:style style:name="P14" style:family="paragraph" style:parent-style-name="Standard">
      <style:text-properties fo:font-weight="bold" officeooo:rsid="002a0ca7" officeooo:paragraph-rsid="002a0ca7" style:font-weight-asian="bold" style:font-weight-complex="bold"/>
    </style:style>
    <style:style style:name="P15" style:family="paragraph" style:parent-style-name="Standard">
      <style:text-properties fo:font-weight="bold" officeooo:rsid="002a0ca7" officeooo:paragraph-rsid="00302e6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01f79b2"/>
    </style:style>
    <style:style style:name="P17" style:family="paragraph" style:parent-style-name="Standard">
      <style:paragraph-properties fo:text-align="center" style:justify-single-word="false"/>
      <style:text-properties officeooo:paragraph-rsid="0020d0d1"/>
    </style:style>
    <style:style style:name="P18" style:family="paragraph" style:parent-style-name="Standard">
      <style:paragraph-properties fo:text-align="center" style:justify-single-word="false"/>
      <style:text-properties officeooo:paragraph-rsid="002622af"/>
    </style:style>
    <style:style style:name="P19" style:family="paragraph" style:parent-style-name="Standard">
      <style:text-properties fo:font-style="italic" officeooo:rsid="001f79b2" officeooo:paragraph-rsid="001f79b2" style:font-style-asian="italic" style:font-style-complex="italic"/>
    </style:style>
    <style:style style:name="P20" style:family="paragraph" style:parent-style-name="Standard">
      <style:text-properties fo:font-style="italic" fo:font-weight="normal" officeooo:rsid="0023b197" officeooo:paragraph-rsid="0023b197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26b644" officeooo:paragraph-rsid="0026b644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2d62b3" officeooo:paragraph-rsid="002d62b3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2a0ca7" officeooo:paragraph-rsid="0030d11a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2f1634" officeooo:paragraph-rsid="002f1634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30d11a" officeooo:paragraph-rsid="0030d11a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01f79b2" officeooo:paragraph-rsid="0030d11a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324a40" officeooo:paragraph-rsid="00324a40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345739" officeooo:paragraph-rsid="00359c92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rsid="00359c92" officeooo:paragraph-rsid="00359c92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weight="normal" officeooo:rsid="001f79b2" officeooo:paragraph-rsid="0023b197" style:font-weight-asian="normal" style:font-weight-complex="normal"/>
    </style:style>
    <style:style style:name="P31" style:family="paragraph" style:parent-style-name="Standard">
      <style:text-properties fo:font-weight="normal" officeooo:rsid="001f79b2" officeooo:paragraph-rsid="0024a136" style:font-weight-asian="normal" style:font-weight-complex="normal"/>
    </style:style>
    <style:style style:name="P32" style:family="paragraph" style:parent-style-name="Standard">
      <style:text-properties fo:font-weight="normal" officeooo:rsid="001f79b2" officeooo:paragraph-rsid="002622af" style:font-weight-asian="normal" style:font-weight-complex="normal"/>
    </style:style>
    <style:style style:name="P33" style:family="paragraph" style:parent-style-name="Standard">
      <style:text-properties fo:font-weight="normal" officeooo:rsid="001f79b2" officeooo:paragraph-rsid="002d62b3" style:font-weight-asian="normal" style:font-weight-complex="normal"/>
    </style:style>
    <style:style style:name="P34" style:family="paragraph" style:parent-style-name="Standard">
      <style:text-properties fo:font-weight="normal" officeooo:rsid="001f79b2" officeooo:paragraph-rsid="002f1634" style:font-weight-asian="normal" style:font-weight-complex="normal"/>
    </style:style>
    <style:style style:name="P35" style:family="paragraph" style:parent-style-name="Standard">
      <style:text-properties fo:font-weight="normal" officeooo:rsid="001f79b2" officeooo:paragraph-rsid="0030d11a" style:font-weight-asian="normal" style:font-weight-complex="normal"/>
    </style:style>
    <style:style style:name="P36" style:family="paragraph" style:parent-style-name="Standard">
      <style:text-properties fo:font-weight="normal" officeooo:rsid="001f79b2" officeooo:paragraph-rsid="00324a40" style:font-weight-asian="normal" style:font-weight-complex="normal"/>
    </style:style>
    <style:style style:name="P37" style:family="paragraph" style:parent-style-name="Standard">
      <style:text-properties fo:font-weight="normal" officeooo:rsid="001f79b2" officeooo:paragraph-rsid="003396ce" style:font-weight-asian="normal" style:font-weight-complex="normal"/>
    </style:style>
    <style:style style:name="P38" style:family="paragraph" style:parent-style-name="Standard">
      <style:text-properties fo:font-weight="normal" officeooo:rsid="0020d0d1" officeooo:paragraph-rsid="0020d0d1" style:font-weight-asian="normal" style:font-weight-complex="normal"/>
    </style:style>
    <style:style style:name="P39" style:family="paragraph" style:parent-style-name="Standard">
      <style:text-properties fo:font-weight="normal" officeooo:rsid="0023b197" officeooo:paragraph-rsid="0023b197" style:font-weight-asian="normal" style:font-weight-complex="normal"/>
    </style:style>
    <style:style style:name="P40" style:family="paragraph" style:parent-style-name="Standard">
      <style:text-properties fo:font-weight="normal" officeooo:rsid="0024a136" officeooo:paragraph-rsid="0024a136" style:font-weight-asian="normal" style:font-weight-complex="normal"/>
    </style:style>
    <style:style style:name="P41" style:family="paragraph" style:parent-style-name="Standard">
      <style:text-properties fo:font-weight="normal" officeooo:rsid="0026b644" officeooo:paragraph-rsid="0026b644" style:font-weight-asian="normal" style:font-weight-complex="normal"/>
    </style:style>
    <style:style style:name="P42" style:family="paragraph" style:parent-style-name="Standard">
      <style:text-properties fo:font-weight="normal" officeooo:rsid="002a0ca7" officeooo:paragraph-rsid="002a0ca7" style:font-weight-asian="normal" style:font-weight-complex="normal"/>
    </style:style>
    <style:style style:name="P43" style:family="paragraph" style:parent-style-name="Standard">
      <style:text-properties fo:font-weight="normal" officeooo:rsid="002b639b" officeooo:paragraph-rsid="002b639b" style:font-weight-asian="normal" style:font-weight-complex="normal"/>
    </style:style>
    <style:style style:name="P44" style:family="paragraph" style:parent-style-name="Standard">
      <style:text-properties fo:font-weight="normal" officeooo:rsid="002b639b" officeooo:paragraph-rsid="0030d11a" style:font-weight-asian="normal" style:font-weight-complex="normal"/>
    </style:style>
    <style:style style:name="P45" style:family="paragraph" style:parent-style-name="Standard">
      <style:text-properties fo:font-weight="normal" officeooo:rsid="002d62b3" officeooo:paragraph-rsid="002d62b3" style:font-weight-asian="normal" style:font-weight-complex="normal"/>
    </style:style>
    <style:style style:name="P46" style:family="paragraph" style:parent-style-name="Standard">
      <style:text-properties fo:font-weight="normal" officeooo:rsid="002d62b3" officeooo:paragraph-rsid="0030d11a" style:font-weight-asian="normal" style:font-weight-complex="normal"/>
    </style:style>
    <style:style style:name="P47" style:family="paragraph" style:parent-style-name="Standard">
      <style:text-properties fo:font-weight="normal" officeooo:rsid="0030d11a" officeooo:paragraph-rsid="0030d11a" style:font-weight-asian="normal" style:font-weight-complex="normal"/>
    </style:style>
    <style:style style:name="P48" style:family="paragraph" style:parent-style-name="Standard">
      <style:text-properties fo:font-style="normal" fo:font-weight="normal" officeooo:rsid="0030d11a" officeooo:paragraph-rsid="0030d11a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1f79b2" officeooo:paragraph-rsid="0030d11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1f79b2" officeooo:paragraph-rsid="00324a40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32a5c7" officeooo:paragraph-rsid="0032a5c7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3396ce" officeooo:paragraph-rsid="003396ce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345739" officeooo:paragraph-rsid="00359c92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359c92" officeooo:paragraph-rsid="00359c92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2pt" fo:language="pt" fo:country="BR" fo:font-weight="bold" officeooo:paragraph-rsid="001f79b2" style:font-size-asian="12pt" style:font-weight-asian="bold" style:font-size-complex="12pt"/>
    </style:style>
    <style:style style:name="P56" style:family="paragraph" style:parent-style-name="Standard">
      <style:paragraph-properties fo:text-align="center" style:justify-single-word="false"/>
      <style:text-properties fo:language="pt" fo:country="BR" fo:font-weight="bold" officeooo:paragraph-rsid="001f79b2" style:font-weight-asian="bold"/>
    </style:style>
    <style:style style:name="P57" style:family="paragraph" style:parent-style-name="Standard">
      <style:text-properties fo:font-style="normal" fo:font-weight="normal" officeooo:rsid="00359c92" officeooo:paragraph-rsid="00359c9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italic" fo:font-weight="normal" officeooo:rsid="00359c92" officeooo:paragraph-rsid="00359c92" style:font-style-asian="italic" style:font-weight-asian="normal" style:font-style-complex="italic" style:font-weight-complex="normal"/>
    </style:style>
    <style:style style:name="T1" style:family="text">
      <style:text-properties officeooo:rsid="001f79b2"/>
    </style:style>
    <style:style style:name="T2" style:family="text">
      <style:text-properties fo:font-size="12pt" fo:language="pt" fo:country="BR" fo:font-weight="bold" style:font-size-asian="12pt" style:font-weight-asian="bold" style:font-size-complex="12pt"/>
    </style:style>
    <style:style style:name="T3" style:family="text">
      <style:text-properties fo:font-size="12pt" fo:language="pt" fo:country="BR" fo:font-weight="bold" officeooo:rsid="001f79b2" style:font-size-asian="12pt" style:font-weight-asian="bold" style:font-size-complex="12pt"/>
    </style:style>
    <style:style style:name="T4" style:family="text">
      <style:text-properties fo:font-size="12pt" fo:language="pt" fo:country="BR" fo:font-weight="bold" officeooo:rsid="002b639b" style:font-size-asian="12pt" style:font-weight-asian="bold" style:font-size-complex="12pt"/>
    </style:style>
    <style:style style:name="T5" style:family="text">
      <style:text-properties fo:font-size="12pt" fo:language="pt" fo:country="BR" fo:font-weight="bold" officeooo:rsid="00384215" style:font-size-asian="12pt" style:font-weight-asian="bold" style:font-size-complex="12pt"/>
    </style:style>
    <style:style style:name="T6" style:family="text">
      <style:text-properties officeooo:rsid="0020d0d1"/>
    </style:style>
    <style:style style:name="T7" style:family="text">
      <style:text-properties officeooo:rsid="00228974"/>
    </style:style>
    <style:style style:name="T8" style:family="text">
      <style:text-properties officeooo:rsid="0023b197"/>
    </style:style>
    <style:style style:name="T9" style:family="text">
      <style:text-properties officeooo:rsid="0024a136"/>
    </style:style>
    <style:style style:name="T10" style:family="text">
      <style:text-properties officeooo:rsid="002622af"/>
    </style:style>
    <style:style style:name="T11" style:family="text">
      <style:text-properties officeooo:rsid="0026b644"/>
    </style:style>
    <style:style style:name="T12" style:family="text">
      <style:text-properties officeooo:rsid="00292d13"/>
    </style:style>
    <style:style style:name="T13" style:family="text">
      <style:text-properties officeooo:rsid="002a0ca7"/>
    </style:style>
    <style:style style:name="T14" style:family="text">
      <style:text-properties officeooo:rsid="002b639b"/>
    </style:style>
    <style:style style:name="T15" style:family="text">
      <style:text-properties officeooo:rsid="002d62b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d62b3" style:font-weight-asian="normal" style:font-weight-complex="normal"/>
    </style:style>
    <style:style style:name="T18" style:family="text">
      <style:text-properties fo:font-weight="normal" officeooo:rsid="002f1634" style:font-weight-asian="normal" style:font-weight-complex="normal"/>
    </style:style>
    <style:style style:name="T19" style:family="text">
      <style:text-properties fo:font-weight="normal" officeooo:rsid="0030d11a" style:font-weight-asian="normal" style:font-weight-complex="normal"/>
    </style:style>
    <style:style style:name="T20" style:family="text">
      <style:text-properties officeooo:rsid="002f1634"/>
    </style:style>
    <style:style style:name="T21" style:family="text">
      <style:text-properties officeooo:rsid="00302e6f"/>
    </style:style>
    <style:style style:name="T22" style:family="text">
      <style:text-properties officeooo:rsid="0030d11a"/>
    </style:style>
    <style:style style:name="T23" style:family="text">
      <style:text-properties officeooo:rsid="00324a40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3396ce"/>
    </style:style>
    <style:style style:name="T26" style:family="text">
      <style:text-properties officeooo:rsid="00359c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5">UEFS - Universidade Estadual de Feira de Santana</text:p>
      <text:p text:style-name="P16"><text:span text:style-name="T2">Feira de Santana, </text:span><text:span text:style-name="T3">14</text:span><text:span text:style-name="T2"> de </text:span><text:span text:style-name="T5">Junho</text:span><text:span text:style-name="T2"> de 201</text:span><text:span text:style-name="T5">7</text:span></text:p>
      <text:p text:style-name="P55">Jogos Digitais – prof. Victor Sarinho</text:p>
      <text:p text:style-name="P56"/>
      <text:p text:style-name="P16"><text:span text:style-name="T2">Aula Prática – </text:span><text:span text:style-name="T3">Introdução ao Godot </text:span><text:span text:style-name="T4">(1ª parte)</text:span></text:p>
      <text:p text:style-name="P16"/>
      <text:p text:style-name="P16"/>
      <text:p text:style-name="P10">Atividade 1 – Contador Temporal;</text:p>
      <text:p text:style-name="P1"/>
      <text:p text:style-name="P1">1- Crie um novo projeto;</text:p>
      <text:p text:style-name="P1">2- Adicione um Panel na cena inicial;</text:p>
      <text:p text:style-name="P1">3- Adicione um Label e um Timer ao Panel da cena principal;</text:p>
      <text:p text:style-name="P1">4- Ative a propriedade Autostart do Timer no Inspector;</text:p>
      <text:p text:style-name="P1"><text:span text:style-name="T8">5</text:span>- Adicione um script ao Label;</text:p>
      <text:p text:style-name="P1"><text:span text:style-name="T8">6</text:span>- Adicione o seguinte código ao script do Label:</text:p>
      <text:p text:style-name="Standard"/>
      <text:p text:style-name="P19">extends Label<text:line-break/><text:line-break/>var count=0<text:line-break/><text:line-break/>func _ready():<text:line-break/><text:tab/>get_node("/root/Panel/Timer").connect("timeout",self,"_on_Timer_timeout")<text:line-break/><text:line-break/>func _on_Timer_timeout():<text:line-break/><text:tab/>print(count)<text:line-break/><text:tab/>count += 1<text:line-break/><text:tab/>self.set_text(str("count = ",count)) </text:p>
      <text:p text:style-name="P1"/>
      <text:p text:style-name="P1"><text:span text:style-name="T8">7</text:span>- Execute o projeto (salve a cena antes) e veja o resultado.</text:p>
      <text:p text:style-name="P1"/>
      <text:p text:style-name="P17"/>
      <text:p text:style-name="P11">Atividade <text:span text:style-name="T6">2</text:span> – <text:span text:style-name="T6">Trabalhando com Sprites</text:span>;</text:p>
      <text:p text:style-name="P11"/>
      <text:p text:style-name="P2">1- Crie um novo projeto;</text:p>
      <text:p text:style-name="P2">2- Adicione um <text:span text:style-name="T7">Sprite</text:span> na cena inicial;</text:p>
      <text:p text:style-name="P30">3- <text:span text:style-name="T8">Selecione</text:span> a propriedade <text:span text:style-name="T8">Texture</text:span> do <text:span text:style-name="T8">Sprite</text:span> no Inspector <text:span text:style-name="T8">e carregue uma nova imagem para o sprite</text:span>;</text:p>
      <text:p text:style-name="P3"><text:span text:style-name="T8">4</text:span>- Adicione um script ao <text:span text:style-name="T8">Sprite</text:span>;</text:p>
      <text:p text:style-name="P30"><text:span text:style-name="T8">5</text:span>- Adicione o seguinte código ao script do <text:span text:style-name="T8">Sprite</text:span>:</text:p>
      <text:p text:style-name="P38"/>
      <text:p text:style-name="P20">extends Sprite</text:p>
      <text:p text:style-name="P20"/>
      <text:p text:style-name="P20">func _ready():</text:p>
      <text:p text:style-name="P20"><text:tab/>#translate to center of the parent, in this case, the viewport</text:p>
      <text:p text:style-name="P20"><text:tab/>var newPos = Vector2(self.get_parent().get_rect().size.width/2,self.get_parent().get_rect().size.height/2)</text:p>
      <text:p text:style-name="P20"><text:tab/>self.set_pos(newPos)</text:p>
      <text:p text:style-name="P20"/>
      <text:p text:style-name="P20"><text:tab/>#rotate by 90 degrees. <text:s/>set_rot takes radians so we need to convert using in-built function</text:p>
      <text:p text:style-name="P20"><text:tab/>self.set_rot(deg2rad(90))</text:p>
      <text:p text:style-name="P20"><text:soft-page-break/><text:tab/></text:p>
      <text:p text:style-name="P20"><text:tab/>#scale by 2x</text:p>
      <text:p text:style-name="P20"><text:tab/>self.set_scale(Vector2(2,2))</text:p>
      <text:p text:style-name="P20"/>
      <text:p text:style-name="P20">func _draw():</text:p>
      <text:p text:style-name="P20"><text:tab/># each frame draw a bounding rect to show boundaries clearer</text:p>
      <text:p text:style-name="P20"><text:tab/>self.draw_rect(self.get_item_rect(),Color(0,0,1,0.2))</text:p>
      <text:p text:style-name="P39"/>
      <text:p text:style-name="P31"><text:span text:style-name="T9">6</text:span>- Execute o projeto (salve a cena antes), veja o resultado;</text:p>
      <text:p text:style-name="P41">7- Substitua o script do Sprite pelo script abaixo, execute o programa e veja o resultado:</text:p>
      <text:p text:style-name="P41"/>
      <text:p text:style-name="P21">extends Sprite</text:p>
      <text:p text:style-name="P21"/>
      <text:p text:style-name="P21">func _ready():</text:p>
      <text:p text:style-name="P21"><text:tab/>self.set_process(true)</text:p>
      <text:p text:style-name="P21"/>
      <text:p text:style-name="P21">func _process(delta):</text:p>
      <text:p text:style-name="P21"><text:tab/>var cur_pos = self.get_pos()</text:p>
      <text:p text:style-name="P21"><text:tab/>cur_pos.x += 100 * delta</text:p>
      <text:p text:style-name="P21"/>
      <text:p text:style-name="P21"><text:tab/># wrap around screen</text:p>
      <text:p text:style-name="P21"><text:tab/>if(cur_pos.x &gt; self.get_viewport_rect().size.width + self.get_item_rect().size.width/2):</text:p>
      <text:p text:style-name="P21"><text:tab/><text:tab/>cur_pos.x = -self.get_item_rect().size.width/2</text:p>
      <text:p text:style-name="P21"><text:tab/>self.set_pos(cur_pos)</text:p>
      <text:p text:style-name="P21"/>
      <text:p text:style-name="P49"><text:span text:style-name="T22">8</text:span>- Execute o projeto (salve a cena antes), veja o resultado;</text:p>
      <text:p text:style-name="P26"/>
      <text:p text:style-name="P40"><text:span text:style-name="T22">9</text:span>- Adicione um Timer <text:span text:style-name="T11">(vide atividade anterior) </text:span>ao Sprite e adapte o script para mover o Sprite com o passar do tempo <text:span text:style-name="T11">do Timer</text:span>.</text:p>
      <text:p text:style-name="P40"/>
      <text:p text:style-name="P18"/>
      <text:p text:style-name="P12">Atividade <text:span text:style-name="T10">3</text:span> – <text:span text:style-name="T13">Entradas do Usuário</text:span>;</text:p>
      <text:p text:style-name="P12"/>
      <text:p text:style-name="P4">1- Crie um novo projeto;</text:p>
      <text:p text:style-name="P32">2- Adicione um <text:span text:style-name="T12">Panel</text:span> na cena inicial;</text:p>
      <text:p text:style-name="P8"><text:span text:style-name="T23">3</text:span>- Adicione um script ao <text:span text:style-name="T23">Panel</text:span>;</text:p>
      <text:p text:style-name="P36"><text:span text:style-name="T23">4</text:span>- Adicione o seguinte código ao script do <text:span text:style-name="T23">Panel</text:span>:</text:p>
      <text:p text:style-name="P36"/>
      <text:p text:style-name="P27">extends Panel<text:line-break/><text:line-break/>func _ready():<text:line-break/><text:tab/>self.set_process(true)<text:line-break/><text:tab/><text:line-break/>func _process(delta):<text:line-break/><text:tab/>if(Input.is_key_pressed(KEY_ESCAPE)):<text:line-break/><text:tab/><text:tab/>if(Input.is_key_pressed(KEY_SHIFT)):<text:line-break/><text:tab/><text:tab/><text:tab/>get_tree().quit()</text:p>
      <text:p text:style-name="P32"/>
      <text:p text:style-name="P50"><text:span text:style-name="T23">5</text:span>- Execute o projeto (salve a cena antes), veja o resultado;</text:p>
      <text:p text:style-name="P51">6- Acrescente o código abaixo na função <text:span text:style-name="T24">_process</text:span> e veja o resultado:</text:p>
      <text:p text:style-name="P51"/>
      <text:p text:style-name="P51"><text:span text:style-name="T24">if (Input.is_mouse_button_pressed(BUTTON_LEFT)):<text:line-break/></text:span><text:soft-page-break/><text:span text:style-name="T24"><text:tab/>print(str("Mouse at location:",get_global_mouse_pos(), " moving at speed: ", Input.get_mouse_speed()));</text:span><text:line-break/></text:p>
      <text:p text:style-name="P52"/>
      <text:p text:style-name="P13">Atividade <text:span text:style-name="T25">4</text:span> – <text:span text:style-name="T25">Inputs &amp; Sprites</text:span>;</text:p>
      <text:p text:style-name="P13"/>
      <text:p text:style-name="P9">1- Crie um novo projeto;</text:p>
      <text:p text:style-name="P9">2- Adicione um <text:span text:style-name="T7">Sprite</text:span> na cena inicial;</text:p>
      <text:p text:style-name="P37">3- <text:span text:style-name="T8">Selecione</text:span> a propriedade <text:span text:style-name="T8">Texture</text:span> do <text:span text:style-name="T8">Sprite</text:span> no Inspector <text:span text:style-name="T8">e carregue uma nova imagem para o sprite</text:span>;</text:p>
      <text:p text:style-name="P9"><text:span text:style-name="T8">4</text:span>- Adicione um script ao <text:span text:style-name="T8">Sprite</text:span>;</text:p>
      <text:p text:style-name="P37"><text:span text:style-name="T8">5</text:span>- Adicione o seguinte código ao script do <text:span text:style-name="T8">Sprite</text:span>:</text:p>
      <text:p text:style-name="P53"><text:span text:style-name="T24"><text:line-break/>extends Sprite<text:line-break/><text:line-break/>func _ready():<text:line-break/><text:tab/>set_process_input(true)<text:line-break/><text:line-break/>func _input(event):<text:line-break/><text:tab/># if user left clicks<text:line-break/><text:tab/>if(event.type == InputEvent.MOUSE_BUTTON):<text:line-break/><text:tab/><text:tab/>if(event.button_index == 1):<text:line-break/><text:tab/><text:tab/><text:tab/>self.set_pos(Vector2(event.x,event.y)) <text:line-break/> <text:s text:c="8"/><text:line-break/><text:tab/># on keyboard cursor key<text:line-break/><text:tab/>if(event.type == InputEvent.KEY):<text:line-break/><text:tab/><text:tab/>var curPos = self.get_pos()<text:line-break/> <text:s text:c="5"/><text:line-break/><text:tab/><text:tab/>if(event.scancode == KEY_RIGHT):<text:line-break/><text:tab/><text:tab/><text:tab/>curPos.x+= 10<text:line-break/><text:tab/><text:tab/><text:tab/>self.set_pos(curPos)<text:line-break/><text:line-break/><text:tab/><text:tab/>if(event.scancode == KEY_LEFT):<text:line-break/><text:tab/><text:tab/><text:tab/>curPos.x-= 10<text:line-break/><text:tab/><text:tab/><text:tab/>self.set_pos(curPos)</text:span><text:line-break/><text:line-break/>6<text:span text:style-name="T22">- Execute o projeto (salve a cena antes), veja o resultado.</text:span></text:p>
      <text:p text:style-name="P53"/>
      <text:p text:style-name="P54">7- Selecione /Scene/Project Settings no menu inicial;</text:p>
      <text:p text:style-name="P54">8- Selecione a aba InputMap e adicione uma nova ação denominada MOVE_RIGHT;</text:p>
      <text:p text:style-name="P54">9- Acrescente um novo Sprite ao Panel e adicione um novo script ao mesmo;</text:p>
      <text:p text:style-name="P54">10- Utilize um dos métodos abaixo para manipular a ação MOVE_RIGHT no novo Sprite criado:</text:p>
      <text:p text:style-name="P28"/>
      <text:p text:style-name="P29">func _process(delta):</text:p>
      <text:p text:style-name="P29"><text:tab/>if(Input.is_action_pressed("MOVE_RIGHT")):</text:p>
      <text:p text:style-name="P29"><text:tab/><text:tab/>var cur_pos = self.get_pos()</text:p>
      <text:p text:style-name="P29"><text:tab/><text:tab/>cur_pos.x += 1</text:p>
      <text:p text:style-name="P28"><text:span text:style-name="T26"><text:tab/><text:tab/>self.set_pos(cur_pos)</text:span><text:line-break/></text:p>
      <text:p text:style-name="P54">ou</text:p>
      <text:p text:style-name="P54"/>
      <text:p text:style-name="P29">func _input(event):</text:p>
      <text:p text:style-name="P29"><text:soft-page-break/><text:tab/>if(event.is_action("MOVE_RIGHT")):</text:p>
      <text:p text:style-name="P29"><text:tab/><text:tab/>self.set_pos(Vector2(0,0))</text:p>
      <text:p text:style-name="P29"/>
      <text:p text:style-name="P32"/>
      <text:p text:style-name="P14">Atividade <text:span text:style-name="T25">5</text:span> – Efeitos Sonoros;</text:p>
      <text:p text:style-name="P14"/>
      <text:p text:style-name="P43">1- Faça o download de arquivos .WAV n<text:span text:style-name="T20">a web</text:span> <text:span text:style-name="T20">(</text:span><text:a xlink:type="simple" xlink:href="http://www.freesound.org/" text:style-name="Internet_20_link" text:visited-style-name="Visited_20_Internet_20_Link">http://www.freesound.org/</text:a> <text:span text:style-name="T20">por exemplo)</text:span></text:p>
      <text:p text:style-name="P5"><text:span text:style-name="T14">2</text:span>- Crie um novo projeto;</text:p>
      <text:p text:style-name="P5"><text:span text:style-name="T14">3</text:span>- Adicione um Panel na cena inicial;</text:p>
      <text:p text:style-name="P33"><text:span text:style-name="T14">4</text:span>- Adicione um <text:span text:style-name="T15">SamplePlayer</text:span> ao Panel da cena principal;</text:p>
      <text:p text:style-name="P33"><text:span text:style-name="T15">5</text:span>- <text:span text:style-name="T15">Selecione</text:span> a propriedade <text:span text:style-name="T15">Samples</text:span> do <text:span text:style-name="T15">SamplePlayer</text:span> no Inspector <text:span text:style-name="T15">e crie uma nova SampleLibrary</text:span>;</text:p>
      <text:p text:style-name="P45">6-<text:span text:style-name="T1"> </text:span>Selecione<text:span text:style-name="T1"> </text:span>novamente <text:span text:style-name="T1">a propriedade </text:span>Samples, selecione Edit e carregue um arquivo .WAV<text:span text:style-name="T1">;</text:span></text:p>
      <text:p text:style-name="P6"><text:span text:style-name="T20">7</text:span>- Adicione um script ao <text:span text:style-name="T17">SamplePlayer </text:span><text:span text:style-name="T18">e aplique o </text:span><text:span text:style-name="T16">código </text:span><text:span text:style-name="T18">abaixo</text:span><text:span text:style-name="T16">:</text:span></text:p>
      <text:p text:style-name="P45"/>
      <text:p text:style-name="P22">extends SamplePlayer</text:p>
      <text:p text:style-name="P22"/>
      <text:p text:style-name="P22">func _ready():</text:p>
      <text:p text:style-name="P22"><text:tab/>play("&lt;nome_do_arquivo_wav_gravado_na_sample_library&gt;")</text:p>
      <text:p text:style-name="P49"/>
      <text:p text:style-name="P49"><text:span text:style-name="T22">8</text:span>- Execute o projeto (salve a cena antes), veja o resultado;</text:p>
      <text:p text:style-name="P34"><text:span text:style-name="T22">9</text:span>- Adicione um <text:span text:style-name="T20">Button </text:span>ao Panel da cena principal;</text:p>
      <text:p text:style-name="P34"><text:span text:style-name="T22">10</text:span>- Adicione um script ao <text:span text:style-name="T20">Button e aplique o </text:span>código <text:span text:style-name="T20">abaixo</text:span>:</text:p>
      <text:p text:style-name="P24"/>
      <text:p text:style-name="P24">extends Button</text:p>
      <text:p text:style-name="P24"/>
      <text:p text:style-name="P24">func _ready():</text:p>
      <text:p text:style-name="P24"><text:tab/><text:span text:style-name="T1">get_node("/root/Panel/</text:span>Button<text:span text:style-name="T1">").connect("</text:span>pressed<text:span text:style-name="T1">",self,"</text:span>_on_Button_pressed<text:span text:style-name="T1">")</text:span></text:p>
      <text:p text:style-name="P24"/>
      <text:p text:style-name="P24">func _on_Button_pressed():</text:p>
      <text:p text:style-name="P24"><text:tab/>get_tree().get_root().get_node("SamplePlayer").play("<text:span text:style-name="T15">&lt;nome_do_arquivo_wav</text:span>&gt;")</text:p>
      <text:p text:style-name="P42"/>
      <text:p text:style-name="P35"><text:span text:style-name="T22">11</text:span>- Execute o projeto (salve a cena antes), veja o resultado.</text:p>
      <text:p text:style-name="P35"/>
      <text:p text:style-name="P35"/>
      <text:p text:style-name="P15">Atividade <text:span text:style-name="T25">6</text:span> – <text:span text:style-name="T21">Tocando Músicas</text:span>;</text:p>
      <text:p text:style-name="P47"/>
      <text:p text:style-name="P44">1- Faça o download de arquivos .OGG <text:span text:style-name="T22">e .MPC </text:span>n<text:span text:style-name="T20">a web</text:span> <text:span text:style-name="T20">(</text:span><text:a xlink:type="simple" xlink:href="http://www.freesound.org/" text:style-name="Internet_20_link" text:visited-style-name="Visited_20_Internet_20_Link">http://www.freesound.org/</text:a> <text:span text:style-name="T20">por exemplo)</text:span></text:p>
      <text:p text:style-name="P7"><text:span text:style-name="T14">2</text:span>- Crie um novo projeto;</text:p>
      <text:p text:style-name="P7"><text:span text:style-name="T14">3</text:span>- Adicione um <text:span text:style-name="T19">StreamPlayer</text:span> na cena inicial;</text:p>
      <text:p text:style-name="P35"><text:span text:style-name="T15">5</text:span>- <text:span text:style-name="T15">Selecione</text:span> a propriedade <text:span text:style-name="T22">Stream</text:span> do <text:span text:style-name="T22">StreamPlayer</text:span> no Inspector <text:span text:style-name="T15">e crie uma nova AudioStream</text:span>;</text:p>
      <text:p text:style-name="P46">6-<text:span text:style-name="T1"> </text:span>Selecione<text:span text:style-name="T1"> </text:span>novamente <text:span text:style-name="T1">a propriedade </text:span>Samples, selecione <text:span text:style-name="T22">Load</text:span> e carregue um arquivo .<text:span text:style-name="T22">OGG;</text:span></text:p>
      <text:p text:style-name="P35"><text:span text:style-name="T22">7</text:span>- Ative a propriedade Auto<text:span text:style-name="T22">play</text:span> do <text:span text:style-name="T22">StreamPlayer</text:span> no Inspector;</text:p>
      <text:p text:style-name="P7"><text:span text:style-name="T22">8</text:span>- Adicione um script ao <text:span text:style-name="T19">StreamPlayer</text:span><text:span text:style-name="T17"> </text:span><text:span text:style-name="T18">e aplique o </text:span><text:span text:style-name="T16">código </text:span><text:span text:style-name="T18">abaixo</text:span><text:span text:style-name="T16">:</text:span></text:p>
      <text:p text:style-name="P46"/>
      <text:p text:style-name="P25">extends StreamPlayer</text:p>
      <text:p text:style-name="P25"/>
      <text:p text:style-name="P25">func _ready():</text:p>
      <text:p text:style-name="P25"><text:tab/>self.play()</text:p>
      <text:p text:style-name="P23"/>
      <text:p text:style-name="P49"><text:span text:style-name="T22">9</text:span>- Execute o projeto (salve a cena antes), veja o resultado;</text:p>
      <text:p text:style-name="P26"/>
      <text:p text:style-name="P48">10- Usando um segundo arquivo .OGG, substitua o script anterior pelo script a seguir:</text:p>
      <text:p text:style-name="P48"><text:soft-page-break/></text:p>
      <text:p text:style-name="P25">extends StreamPlayer</text:p>
      <text:p text:style-name="P25"/>
      <text:p text:style-name="P25">var song1</text:p>
      <text:p text:style-name="P25">var song2</text:p>
      <text:p text:style-name="P25"/>
      <text:p text:style-name="P25">func _ready():</text:p>
      <text:p text:style-name="P25"><text:tab/>set_process(true)</text:p>
      <text:p text:style-name="P25"><text:tab/>song2 = load("<text:span text:style-name="T15">&lt;nome_do_arquivo_</text:span>ogg_2<text:span text:style-name="T15">&gt;</text:span>")</text:p>
      <text:p text:style-name="P25"/>
      <text:p text:style-name="P25">func _process(delta):</text:p>
      <text:p text:style-name="P25"><text:tab/>if(self.is_playing() != true):</text:p>
      <text:p text:style-name="P25"><text:tab/><text:tab/>if(self.get_stream() == song1):</text:p>
      <text:p text:style-name="P25"><text:tab/><text:tab/><text:tab/>self.set_stream(song2)</text:p>
      <text:p text:style-name="P25"><text:tab/><text:tab/>else:</text:p>
      <text:p text:style-name="P25"><text:tab/><text:tab/><text:tab/>self.set_stream(song1)</text:p>
      <text:p text:style-name="P25"><text:tab/><text:tab/>self.play()</text:p>
      <text:p text:style-name="P48"/>
      <text:p text:style-name="P49"><text:span text:style-name="T22">11</text:span>- Execute o projeto (salve a cena antes), veja o resultado.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4:40:54.709000000</meta:creation-date>
    <meta:generator>LibreOffice/5.3.2.2$Windows_x86 LibreOffice_project/6cd4f1ef626f15116896b1d8e1398b56da0d0ee1</meta:generator>
    <dc:date>2017-06-12T11:03:20.289000000</dc:date>
    <meta:editing-duration>PT2H21M20S</meta:editing-duration>
    <meta:editing-cycles>20</meta:editing-cycles>
    <meta:document-statistic meta:table-count="0" meta:image-count="0" meta:object-count="0" meta:page-count="5" meta:paragraph-count="122" meta:word-count="817" meta:character-count="6118" meta:non-whitespace-character-count="5294"/>
  </office:meta>
</office:document-meta>
</file>